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5633c" officeooo:paragraph-rsid="0015633c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5633c" officeooo:paragraph-rsid="0015633c"/>
    </style:style>
    <style:style style:name="P3" style:family="paragraph" style:parent-style-name="Standard">
      <style:text-properties fo:font-weight="bold" officeooo:rsid="0015633c" officeooo:paragraph-rsid="0015633c" style:font-weight-asian="bold" style:font-weight-complex="bold"/>
    </style:style>
    <style:style style:name="P4" style:family="paragraph" style:parent-style-name="Standard">
      <style:text-properties fo:font-weight="bold" officeooo:rsid="0015633c" officeooo:paragraph-rsid="00162e2c" style:font-weight-asian="bold" style:font-weight-complex="bold"/>
    </style:style>
    <style:style style:name="P5" style:family="paragraph" style:parent-style-name="Standard">
      <style:text-properties fo:font-weight="normal" officeooo:rsid="0015633c" officeooo:paragraph-rsid="00162e2c" style:font-weight-asian="normal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paragraph-rsid="0015633c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weight="normal" officeooo:rsid="0015633c" officeooo:paragraph-rsid="00162e2c" style:font-weight-asian="normal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weight="normal" officeooo:rsid="0015633c" officeooo:paragraph-rsid="00171724" style:font-weight-asian="normal" style:font-weight-complex="norm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weight="normal" officeooo:rsid="0015633c" officeooo:paragraph-rsid="00175b8f" style:font-weight-asian="normal" style:font-weight-complex="normal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weight="normal" officeooo:rsid="0015633c" officeooo:paragraph-rsid="0018a905" style:font-weight-asian="normal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weight="normal" officeooo:rsid="0015633c" officeooo:paragraph-rsid="00193693" style:font-weight-asian="normal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paragraph-rsid="00162e2c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weight="bold" officeooo:rsid="0015633c" officeooo:paragraph-rsid="00171724" style:font-weight-asian="bold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weight="bold" officeooo:rsid="0015633c" officeooo:paragraph-rsid="00175b8f" style:font-weight-asian="bold" style:font-weight-complex="bol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weight="bold" officeooo:rsid="0015633c" officeooo:paragraph-rsid="0018a905" style:font-weight-asian="bold" style:font-weight-complex="bol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weight="bold" officeooo:rsid="0015633c" officeooo:paragraph-rsid="00193693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weight="normal" officeooo:rsid="0015633c" officeooo:paragraph-rsid="0018a905" style:font-weight-asian="normal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weight="bold" officeooo:rsid="0015633c" officeooo:paragraph-rsid="00193693" style:font-weight-asian="bold" style:font-weight-complex="bold"/>
    </style:style>
    <style:style style:name="T1" style:family="text">
      <style:text-properties officeooo:rsid="0015633c"/>
    </style:style>
    <style:style style:name="T2" style:family="text">
      <style:text-properties fo:font-weight="bold" officeooo:rsid="0015633c" style:font-weight-asian="bold" style:font-weight-complex="bold"/>
    </style:style>
    <style:style style:name="T3" style:family="text">
      <style:text-properties fo:font-weight="bold" officeooo:rsid="00193693" style:font-weight-asian="bold" style:font-weight-complex="bold"/>
    </style:style>
    <style:style style:name="T4" style:family="text">
      <style:text-properties officeooo:rsid="00162e2c"/>
    </style:style>
    <style:style style:name="T5" style:family="text">
      <style:text-properties fo:color="#000000" style:text-underline-style="none" fo:font-weight="bold" officeooo:rsid="00162e2c" style:font-weight-asian="bold" style:font-weight-complex="bold"/>
    </style:style>
    <style:style style:name="T6" style:family="text">
      <style:text-properties officeooo:rsid="00171724"/>
    </style:style>
    <style:style style:name="T7" style:family="text">
      <style:text-properties officeooo:rsid="00175b8f"/>
    </style:style>
    <style:style style:name="T8" style:family="text">
      <style:text-properties officeooo:rsid="0018a905"/>
    </style:style>
    <style:style style:name="T9" style:family="text">
      <style:text-properties officeooo:rsid="00193693"/>
    </style:style>
    <style:style style:name="T10" style:family="text">
      <style:text-properties fo:color="#0000ff" officeooo:rsid="001936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agleBone Black</text:p>
      <text:p text:style-name="P2"/>
      <text:p text:style-name="P3">1. Login</text:p>
      <text:p text:style-name="P6"><text:span text:style-name="T4">User</text:span><text:span text:style-name="T1">: </text:span><text:span text:style-name="T2">ubuntu</text:span></text:p>
      <text:p text:style-name="P6"><text:span text:style-name="T1">Password: </text:span><text:span text:style-name="T2">ubuntu</text:span></text:p>
      <text:p text:style-name="P3"/>
      <text:p text:style-name="P4"><text:span text:style-name="T4">2. SSH connection</text:span></text:p>
      <text:p text:style-name="P7"><text:span text:style-name="T4">From Terminal on host:</text:span></text:p>
      <text:p text:style-name="P12"><text:span text:style-name="T5">ssh ubuntu@172.22.193.103</text:span></text:p>
      <text:p text:style-name="P7"><text:span text:style-name="T4">The board will request the password before allow you to access it. After the connection is established, the experience is the same as sending commands to a terminal in the board itself.</text:span></text:p>
      <text:p text:style-name="P7"><text:span text:style-name="T4"/></text:p>
      <text:p text:style-name="P8"><text:span text:style-name="T6">If the IP changes, you can turn it on, log in using the HDMI cable and type</text:span></text:p>
      <text:p text:style-name="P13"><text:span text:style-name="T6">ifconfig</text:span></text:p>
      <text:p text:style-name="P8"><text:span text:style-name="T6">Look for “inet addr” under “eth0”.</text:span></text:p>
      <text:p text:style-name="P5"><text:span text:style-name="T4"/></text:p>
      <text:p text:style-name="P5"><text:span text:style-name="T4"/></text:p>
      <text:p text:style-name="P4"><text:span text:style-name="T4">3. </text:span><text:span text:style-name="T6">UART / SPI Ports</text:span></text:p>
      <text:p text:style-name="P9"><text:span text:style-name="T7">To enable the I/O pins, we have to set their mux to expected functionality:</text:span></text:p>
      <text:p text:style-name="P9"><text:span text:style-name="T7">First, we have to change the permission mode of the slots file:</text:span></text:p>
      <text:p text:style-name="P14"><text:span text:style-name="T7">sudo chmod 666 /sys/devices/bone_capemgr.*/slots</text:span></text:p>
      <text:p text:style-name="P9"><text:span text:style-name="T7">You'll have to type the user's password.</text:span></text:p>
      <text:p text:style-name="P9"><text:span text:style-name="T7"/></text:p>
      <text:p text:style-name="P10"><text:span text:style-name="T8">Then, you add the slots you want:</text:span></text:p>
      <text:p text:style-name="P15"><text:span text:style-name="T8">echo enable-uart5 &gt; /sys/devices/bone_capemgr.*/slots</text:span></text:p>
      <text:p text:style-name="P15"><text:span text:style-name="T8">echo BB-SPI1-01 &gt; /sys/devices/bone_capemgr.*/slots</text:span></text:p>
      <text:p text:style-name="P10"><text:span text:style-name="T9">(</text:span><text:span text:style-name="T8">For more information on how these files were generated, check my notes on days 06/07 and 06/11 and Google for Hipster </text:span><text:span text:style-name="T9">C</text:span><text:span text:style-name="T8">ircuits UART or Hipster </text:span><text:span text:style-name="T9">C</text:span><text:span text:style-name="T8">ircuits SPI</text:span><text:span text:style-name="T9">).</text:span></text:p>
      <text:p text:style-name="P10"><text:span text:style-name="T9"/></text:p>
      <text:p text:style-name="P11"><text:span text:style-name="T9">For USART, you have to allow the file to be written and read:</text:span></text:p>
      <text:p text:style-name="P16"><text:span text:style-name="T9">sudo chmod 666 /dev/ttyO4</text:span></text:p>
      <text:p text:style-name="P16"><text:span text:style-name="T9"/></text:p>
      <text:p text:style-name="P16"><text:span text:style-name="T9">Shortcut:</text:span></text:p>
      <text:p text:style-name="P11"><text:span text:style-name="T9">In the BeagleBone Black, there is a file that has all this commands. If you type</text:span></text:p>
      <text:p text:style-name="P16"><text:span text:style-name="T9">sudo cat pin/pins.txt</text:span></text:p>
      <text:p text:style-name="P11"><text:span text:style-name="T9">it will be displayed in the screen and you can copy-and-paste with </text:span><text:span text:style-name="T3">Crtl+Shift+C</text:span><text:span text:style-name="T9"> and </text:span><text:span text:style-name="T3">Ctrl+Shift+V</text:span><text:span text:style-name="T9"> (when using SSH connection). The “Check” section allows you to check if the files were actually created.</text:span></text:p>
      <text:p text:style-name="P17"><text:span text:style-name="T9"/></text:p>
      <text:p text:style-name="P18"><text:span text:style-name="T9">4. Qt</text:span></text:p>
      <text:p text:style-name="P11"><text:span text:style-name="T9">Qt also needs some files to allow it to interact with them, such as the framebuffer device and mouse/keyboard drivers.</text:span></text:p>
      <text:p text:style-name="P16"><text:span text:style-name="T9">sudo chmod 666 /dev/tty0 /dev/fb0 /dev/input/event*</text:span></text:p>
      <text:p text:style-name="P11"><text:span text:style-name="T9">This line is under </text:span><text:span text:style-name="T10">qtchmod.txt</text:span><text:span text:style-name="T9">, in home directory for user ubunt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5T13:58:22</meta:creation-date>
    <meta:editing-duration>PT7M7S</meta:editing-duration>
    <meta:editing-cycles>2</meta:editing-cycles>
    <meta:generator>LibreOffice/4.0.2.2$Linux_x86 LibreOffice_project/400m0$Build-2</meta:generator>
    <dc:date>2013-07-25T16:21:17</dc:date>
    <meta:document-statistic meta:table-count="0" meta:image-count="0" meta:object-count="0" meta:page-count="1" meta:paragraph-count="30" meta:word-count="265" meta:character-count="1597" meta:non-whitespace-character-count="1360"/>
  </office:meta>
</office:document-meta>
</file>